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EDED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ED9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3.254375cm" style:use-optimal-column-width="true"/>
    </style:style>
    <style:style style:name="co3" style:family="table-column">
      <style:table-column-properties fo:break-before="auto" style:column-width="6.00604166666667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4.947708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odigoProducto</text:p>
          </table:table-cell>
          <table:table-cell office:value-type="string" table:style-name="ce2">
            <text:p>CategoriaProducto</text:p>
          </table:table-cell>
          <table:table-cell office:value-type="string" table:style-name="ce2">
            <text:p>NombreProducto</text:p>
          </table:table-cell>
          <table:table-cell office:value-type="string" table:style-name="ce2">
            <text:p>PrecioProducto</text:p>
          </table:table-cell>
          <table:table-cell office:value-type="string" table:style-name="ce10">
            <text:p>UltimaModificacionProducto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Cachitos<text:s/></text:p>
          </table:table-cell>
          <table:table-cell office:value-type="float" office:value="0.2" table:style-name="ce3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Enrollados<text:s/></text:p>
          </table:table-cell>
          <table:table-cell office:value-type="float" office:value="0.2" table:style-name="ce3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Dulce<text:s/></text:p>
          </table:table-cell>
          <table:table-cell office:value-type="float" office:value="0.18" table:style-name="ce3">
            <text:p>0.1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Ambato<text:s/></text:p>
          </table:table-cell>
          <table:table-cell office:value-type="float" office:value="0.2" table:style-name="ce3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Popular<text:s/></text:p>
          </table:table-cell>
          <table:table-cell office:value-type="float" office:value="0.16" table:style-name="ce3">
            <text:p>0.16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lanqueta<text:s/></text:p>
          </table:table-cell>
          <table:table-cell office:value-type="float" office:value="1.1000000000000001" table:style-name="ce3">
            <text:p>1.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Agua<text:s/></text:p>
          </table:table-cell>
          <table:table-cell office:value-type="float" office:value="0.18" table:style-name="ce3">
            <text:p>0.1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Bizcocho<text:s/></text:p>
          </table:table-cell>
          <table:table-cell office:value-type="float" office:value="0.2" table:style-name="ce3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Gusanito<text:s/></text:p>
          </table:table-cell>
          <table:table-cell office:value-type="float" office:value="0.15" table:style-name="ce3">
            <text:p>0.1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Rosita<text:s/></text:p>
          </table:table-cell>
          <table:table-cell office:value-type="float" office:value="0.15" table:style-name="ce3">
            <text:p>0.1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Dulce<text:s/></text:p>
          </table:table-cell>
          <table:table-cell office:value-type="float" office:value="0.18" table:style-name="ce3">
            <text:p>0.1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Piña<text:s/></text:p>
          </table:table-cell>
          <table:table-cell office:value-type="float" office:value="0.3" table:style-name="ce3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Guayaba<text:s/></text:p>
          </table:table-cell>
          <table:table-cell office:value-type="float" office:value="0.3" table:style-name="ce3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Chocolate<text:s/></text:p>
          </table:table-cell>
          <table:table-cell office:value-type="float" office:value="0.3" table:style-name="ce3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Trenza De Dulce Pequeña<text:s/></text:p>
          </table:table-cell>
          <table:table-cell office:value-type="float" office:value="0.5" table:style-name="ce3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Trenza De Dulce Grande<text:s text:c="2"/>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Reventado<text:s/></text:p>
          </table:table-cell>
          <table:table-cell office:value-type="float" office:value="0.15" table:style-name="ce3">
            <text:p>0.1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Empanadas<text:s/></text:p>
          </table:table-cell>
          <table:table-cell office:value-type="float" office:value="0.3" table:style-name="ce3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Integral<text:s/></text:p>
          </table:table-cell>
          <table:table-cell office:value-type="float" office:value="0.2" table:style-name="ce3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Injerto<text:s/></text:p>
          </table:table-cell>
          <table:table-cell office:value-type="float" office:value="0.15" table:style-name="ce3">
            <text:p>0.1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Leche<text:s/></text:p>
          </table:table-cell>
          <table:table-cell office:value-type="float" office:value="0.3" table:style-name="ce3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Maiz<text:s/></text:p>
          </table:table-cell>
          <table:table-cell office:value-type="float" office:value="0.2" table:style-name="ce3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Molde De Dulce<text:s/></text:p>
          </table:table-cell>
          <table:table-cell office:value-type="float" office:value="1.25" table:style-name="ce3">
            <text:p>1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Molde Integral<text:s/></text:p>
          </table:table-cell>
          <table:table-cell office:value-type="float" office:value="1.3" table:style-name="ce3">
            <text:p>1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Crossaint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Brioche<text:s/>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Pan De Rodillas De Cristo</text:p>
          </table:table-cell>
          <table:table-cell office:value-type="float" office:value="0.2" table:style-name="ce3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3">
            <text:p>Panes<text:s/></text:p>
          </table:table-cell>
          <table:table-cell office:value-type="string" table:style-name="ce3">
            <text:p>Rollo De Canela<text:s/></text:p>
          </table:table-cell>
          <table:table-cell office:value-type="float" office:value="0.15" table:style-name="ce3">
            <text:p>0.1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Orejas<text:s/></text:p>
          </table:table-cell>
          <table:table-cell office:value-type="float" office:value="0.3" table:style-name="ce4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Mil Hojas<text:s/></text:p>
          </table:table-cell>
          <table:table-cell office:value-type="float" office:value="1.25" table:style-name="ce4">
            <text:p>1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Caritas<text:s/></text:p>
          </table:table-cell>
          <table:table-cell office:value-type="float" office:value="0.2" table:style-name="ce4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Cabezas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Bizcochos De Sal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Alfajores</text:p>
          </table:table-cell>
          <table:table-cell office:value-type="float" office:value="0.5" table:style-name="ce4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Bastones<text:s/></text:p>
          </table:table-cell>
          <table:table-cell office:value-type="float" office:value="0.3" table:style-name="ce4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Enrollado De Piña En Hojaldre<text:s/></text:p>
          </table:table-cell>
          <table:table-cell office:value-type="float" office:value="0.75" table:style-name="ce4">
            <text:p>0.7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Galletas De Glasse</text:p>
          </table:table-cell>
          <table:table-cell office:value-type="float" office:value="0.3" table:style-name="ce4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Torta De Platano<text:s/></text:p>
          </table:table-cell>
          <table:table-cell office:value-type="float" office:value="0.5" table:style-name="ce4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Torta Frutal<text:s/></text:p>
          </table:table-cell>
          <table:table-cell office:value-type="float" office:value="10" table:style-name="ce4">
            <text:p>1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Torta Chocolate<text:s/></text:p>
          </table:table-cell>
          <table:table-cell office:value-type="float" office:value="10" table:style-name="ce4">
            <text:p>1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Tres Leches<text:s/></text:p>
          </table:table-cell>
          <table:table-cell office:value-type="float" office:value="1.25" table:style-name="ce4">
            <text:p>1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Moncaibas</text:p>
          </table:table-cell>
          <table:table-cell office:value-type="float" office:value="0.2" table:style-name="ce4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4">
            <text:p>Reposteria<text:s/></text:p>
          </table:table-cell>
          <table:table-cell office:value-type="string" table:style-name="ce4">
            <text:p>Masapanes<text:s/></text:p>
          </table:table-cell>
          <table:table-cell office:value-type="float" office:value="0.15" table:style-name="ce4">
            <text:p>0.1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1" table:style-name="ce5">
            <text:p>301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Jugo Pulp<text:s/></text:p>
          </table:table-cell>
          <table:table-cell office:value-type="float" office:value="0.25" table:style-name="ce5">
            <text:p>0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2" table:style-name="ce5">
            <text:p>302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Guitig Grande<text:s/></text:p>
          </table:table-cell>
          <table:table-cell office:value-type="float" office:value="1.1000000000000001" table:style-name="ce5">
            <text:p>1.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3" table:style-name="ce5">
            <text:p>303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Guitig<text:s/></text:p>
          </table:table-cell>
          <table:table-cell office:value-type="float" office:value="0.6" table:style-name="ce5">
            <text:p>0.6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4" table:style-name="ce5">
            <text:p>304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Frutaris<text:s/></text:p>
          </table:table-cell>
          <table:table-cell office:value-type="float" office:value="0.25" table:style-name="ce5">
            <text:p>0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5" table:style-name="ce5">
            <text:p>305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Gatorade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6" table:style-name="ce5">
            <text:p>306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Gatarode Boquilla<text:s/></text:p>
          </table:table-cell>
          <table:table-cell office:value-type="float" office:value="1.25" table:style-name="ce5">
            <text:p>1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7" table:style-name="ce5">
            <text:p>307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Coca Cola Pequeña<text:s/></text:p>
          </table:table-cell>
          <table:table-cell office:value-type="float" office:value="0.5" table:style-name="ce5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8" table:style-name="ce5">
            <text:p>308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Cocacola Grande<text:s/></text:p>
          </table:table-cell>
          <table:table-cell office:value-type="float" office:value="1.1000000000000001" table:style-name="ce5">
            <text:p>1.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09" table:style-name="ce5">
            <text:p>309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Cocacola Mediana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0" table:style-name="ce5">
            <text:p>310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V220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Redbull<text:s/></text:p>
          </table:table-cell>
          <table:table-cell office:value-type="float" office:value="2.5" table:style-name="ce5">
            <text:p>2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2" table:style-name="ce5">
            <text:p>312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Monster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Jugo Del Valle<text:s/></text:p>
          </table:table-cell>
          <table:table-cell office:value-type="float" office:value="0.35" table:style-name="ce5">
            <text:p>0.3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4" table:style-name="ce5">
            <text:p>314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Fuzetea</text:p>
          </table:table-cell>
          <table:table-cell office:value-type="float" office:value="0.3" table:style-name="ce5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5" table:style-name="ce5">
            <text:p>315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Fanta<text:s/></text:p>
          </table:table-cell>
          <table:table-cell office:value-type="float" office:value="0.5" table:style-name="ce5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Inca</text:p>
          </table:table-cell>
          <table:table-cell office:value-type="float" office:value="0.5" table:style-name="ce5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Fiora</text:p>
          </table:table-cell>
          <table:table-cell office:value-type="float" office:value="0.5" table:style-name="ce5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Sprite<text:s/></text:p>
          </table:table-cell>
          <table:table-cell office:value-type="float" office:value="0.5" table:style-name="ce5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19" table:style-name="ce5">
            <text:p>319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Dasani<text:s/></text:p>
          </table:table-cell>
          <table:table-cell office:value-type="float" office:value="0.6" table:style-name="ce5">
            <text:p>0.6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Huesitos<text:s/></text:p>
          </table:table-cell>
          <table:table-cell office:value-type="float" office:value="0.25" table:style-name="ce5">
            <text:p>0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21" table:style-name="ce5">
            <text:p>321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Tesalia<text:s/></text:p>
          </table:table-cell>
          <table:table-cell office:value-type="float" office:value="0.4" table:style-name="ce5">
            <text:p>0.4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322" table:style-name="ce5">
            <text:p>322</text:p>
          </table:table-cell>
          <table:table-cell office:value-type="string" table:style-name="ce5">
            <text:p>Bebidas<text:s/></text:p>
          </table:table-cell>
          <table:table-cell office:value-type="string" table:style-name="ce5">
            <text:p>Sunny<text:s/></text:p>
          </table:table-cell>
          <table:table-cell office:value-type="float" office:value="0.7" table:style-name="ce5">
            <text:p>0.7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1" table:style-name="ce6">
            <text:p>401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Vita Azul<text:s/></text:p>
          </table:table-cell>
          <table:table-cell office:value-type="float" office:value="0.8" table:style-name="ce6">
            <text:p>0.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2" table:style-name="ce6">
            <text:p>402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Vita Roja<text:s/></text:p>
          </table:table-cell>
          <table:table-cell office:value-type="float" office:value="0.8" table:style-name="ce6">
            <text:p>0.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3" table:style-name="ce6">
            <text:p>403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Vita Azul 1100 Ml<text:s/></text:p>
          </table:table-cell>
          <table:table-cell office:value-type="float" office:value="0.88" table:style-name="ce6">
            <text:p>0.8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4" table:style-name="ce6">
            <text:p>404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Vita Roja 110 Ml<text:s/></text:p>
          </table:table-cell>
          <table:table-cell office:value-type="float" office:value="0.88" table:style-name="ce6">
            <text:p>0.8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5" table:style-name="ce6">
            <text:p>405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Vita Amarilla<text:s/></text:p>
          </table:table-cell>
          <table:table-cell office:value-type="float" office:value="0.95" table:style-name="ce6">
            <text:p>0.9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6" table:style-name="ce6">
            <text:p>406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Avena En Funda Grande</text:p>
          </table:table-cell>
          <table:table-cell office:value-type="float" office:value="1" table:style-name="ce6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7" table:style-name="ce6">
            <text:p>407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Avena Con Leche Funda Grande<text:s/></text:p>
          </table:table-cell>
          <table:table-cell office:value-type="float" office:value="1" table:style-name="ce6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8" table:style-name="ce6">
            <text:p>408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Rey Leche<text:s/></text:p>
          </table:table-cell>
          <table:table-cell office:value-type="float" office:value="0.99" table:style-name="ce6">
            <text:p>0.99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09" table:style-name="ce6">
            <text:p>409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Andina<text:s/></text:p>
          </table:table-cell>
          <table:table-cell office:value-type="float" office:value="0.95" table:style-name="ce6">
            <text:p>0.9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0" table:style-name="ce6">
            <text:p>410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gurt Lenutrit<text:s/></text:p>
          </table:table-cell>
          <table:table-cell office:value-type="float" office:value="1.2" table:style-name="ce6">
            <text:p>1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1" table:style-name="ce6">
            <text:p>411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ugurt Kiosko<text:s/></text:p>
          </table:table-cell>
          <table:table-cell office:value-type="float" office:value="1.3" table:style-name="ce6">
            <text:p>1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2" table:style-name="ce6">
            <text:p>412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ugurt Zuzu</text:p>
          </table:table-cell>
          <table:table-cell office:value-type="float" office:value="0.1" table:style-name="ce6">
            <text:p>0.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3" table:style-name="ce6">
            <text:p>413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gurt Rey<text:s/></text:p>
          </table:table-cell>
          <table:table-cell office:value-type="float" office:value="0.35" table:style-name="ce6">
            <text:p>0.3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4" table:style-name="ce6">
            <text:p>414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gurt Miraflores</text:p>
          </table:table-cell>
          <table:table-cell office:value-type="float" office:value="0.28000000000000003" table:style-name="ce6">
            <text:p>0.2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5" table:style-name="ce6">
            <text:p>415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Vita Chocolatada En Funda Pequeña</text:p>
          </table:table-cell>
          <table:table-cell office:value-type="float" office:value="0.35" table:style-name="ce6">
            <text:p>0.3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6" table:style-name="ce6">
            <text:p>416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Avena Vita Pequeña En Funda<text:s/></text:p>
          </table:table-cell>
          <table:table-cell office:value-type="float" office:value="0.35" table:style-name="ce6">
            <text:p>0.3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7" table:style-name="ce6">
            <text:p>417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Leche Toni<text:s/></text:p>
          </table:table-cell>
          <table:table-cell office:value-type="float" office:value="0.8" table:style-name="ce6">
            <text:p>0.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8" table:style-name="ce6">
            <text:p>418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La Lechera Azul</text:p>
          </table:table-cell>
          <table:table-cell office:value-type="float" office:value="1.39" table:style-name="ce6">
            <text:p>1.39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19" table:style-name="ce6">
            <text:p>419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La Lechera Roja<text:s/></text:p>
          </table:table-cell>
          <table:table-cell office:value-type="float" office:value="1.49" table:style-name="ce6">
            <text:p>1.49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20" table:style-name="ce6">
            <text:p>420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Nesquik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21" table:style-name="ce6">
            <text:p>421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Ricacao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22" table:style-name="ce6">
            <text:p>422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gu Yogu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23" table:style-name="ce6">
            <text:p>423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ugurt Kioskio Con Cereal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24" table:style-name="ce6">
            <text:p>424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Yougurt Con Bolitas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425" table:style-name="ce6">
            <text:p>425</text:p>
          </table:table-cell>
          <table:table-cell office:value-type="string" table:style-name="ce6">
            <text:p>Leche<text:s/></text:p>
          </table:table-cell>
          <table:table-cell office:value-type="string" table:style-name="ce6">
            <text:p>Regeneris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501" table:style-name="ce7">
            <text:p>501</text:p>
          </table:table-cell>
          <table:table-cell office:value-type="string" table:style-name="ce7">
            <text:p>Quesos<text:s/></text:p>
          </table:table-cell>
          <table:table-cell office:value-type="string" table:style-name="ce7">
            <text:p>Johana<text:s/></text:p>
          </table:table-cell>
          <table:table-cell office:value-type="float" office:value="2" table:style-name="ce7">
            <text:p>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502" table:style-name="ce7">
            <text:p>502</text:p>
          </table:table-cell>
          <table:table-cell office:value-type="string" table:style-name="ce7">
            <text:p>Quesos<text:s/></text:p>
          </table:table-cell>
          <table:table-cell office:value-type="string" table:style-name="ce7">
            <text:p>Queso Pequeño<text:s/></text:p>
          </table:table-cell>
          <table:table-cell office:value-type="float" office:value="0.6" table:style-name="ce7">
            <text:p>0.6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503" table:style-name="ce7">
            <text:p>503</text:p>
          </table:table-cell>
          <table:table-cell office:value-type="string" table:style-name="ce7">
            <text:p>Quesos<text:s/></text:p>
          </table:table-cell>
          <table:table-cell office:value-type="string" table:style-name="ce7">
            <text:p>Queso San Luis</text:p>
          </table:table-cell>
          <table:table-cell office:value-type="float" office:value="3.42" table:style-name="ce7">
            <text:p>3.4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504" table:style-name="ce7">
            <text:p>504</text:p>
          </table:table-cell>
          <table:table-cell office:value-type="string" table:style-name="ce7">
            <text:p>Quesos<text:s/></text:p>
          </table:table-cell>
          <table:table-cell office:value-type="string" table:style-name="ce7">
            <text:p>Queso Zuzu</text:p>
          </table:table-cell>
          <table:table-cell office:value-type="float" office:value="3.48" table:style-name="ce7">
            <text:p>3.48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505" table:style-name="ce7">
            <text:p>505</text:p>
          </table:table-cell>
          <table:table-cell office:value-type="string" table:style-name="ce7">
            <text:p>Quesos<text:s/></text:p>
          </table:table-cell>
          <table:table-cell office:value-type="string" table:style-name="ce7">
            <text:p>Queso Inlac<text:s/></text:p>
          </table:table-cell>
          <table:table-cell office:value-type="float" office:value="2.69" table:style-name="ce7">
            <text:p>2.69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1" table:style-name="ce8">
            <text:p>601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Nescafe Pequeño<text:s/></text:p>
          </table:table-cell>
          <table:table-cell office:value-type="float" office:value="0.25" table:style-name="ce8">
            <text:p>0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2" table:style-name="ce8">
            <text:p>602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Nescafe Grande</text:p>
          </table:table-cell>
          <table:table-cell office:value-type="float" office:value="1" table:style-name="ce8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3" table:style-name="ce8">
            <text:p>603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Cacao En Polvo<text:s/></text:p>
          </table:table-cell>
          <table:table-cell office:value-type="float" office:value="1" table:style-name="ce8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4" table:style-name="ce8">
            <text:p>604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Mayonesa</text:p>
          </table:table-cell>
          <table:table-cell office:value-type="float" office:value="0.5" table:style-name="ce8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5" table:style-name="ce8">
            <text:p>605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Salsa De Tomate<text:s/></text:p>
          </table:table-cell>
          <table:table-cell office:value-type="float" office:value="0.5" table:style-name="ce8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6" table:style-name="ce8">
            <text:p>606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Sazona Todo<text:s/></text:p>
          </table:table-cell>
          <table:table-cell office:value-type="float" office:value="0.5" table:style-name="ce8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7" table:style-name="ce8">
            <text:p>607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Cubito Maggi<text:s/></text:p>
          </table:table-cell>
          <table:table-cell office:value-type="float" office:value="0.3" table:style-name="ce8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8" table:style-name="ce8">
            <text:p>608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Cereales De Lonchera<text:s/>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09" table:style-name="ce8">
            <text:p>609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Galletas Maria<text:s/>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0" table:style-name="ce8">
            <text:p>610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Galletas Ricas<text:s/>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1" table:style-name="ce8">
            <text:p>611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Kitkat<text:s/></text:p>
          </table:table-cell>
          <table:table-cell office:value-type="float" office:value="0.5" table:style-name="ce8">
            <text:p>0.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2" table:style-name="ce8">
            <text:p>612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Galak De Tubito<text:s/></text:p>
          </table:table-cell>
          <table:table-cell office:value-type="float" office:value="0.25" table:style-name="ce8">
            <text:p>0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3" table:style-name="ce8">
            <text:p>613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Tango Clasico<text:s/></text:p>
          </table:table-cell>
          <table:table-cell office:value-type="float" office:value="0.3" table:style-name="ce8">
            <text:p>0.3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4" table:style-name="ce8">
            <text:p>614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Tango Bombon<text:s/></text:p>
          </table:table-cell>
          <table:table-cell office:value-type="float" office:value="0.05" table:style-name="ce8">
            <text:p>0.0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5" table:style-name="ce8">
            <text:p>615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Kinder Joy<text:s/></text:p>
          </table:table-cell>
          <table:table-cell office:value-type="float" office:value="1.1200000000000001" table:style-name="ce8">
            <text:p>1.1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6" table:style-name="ce8">
            <text:p>616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Galletas Amor De Lonchera<text:s/></text:p>
          </table:table-cell>
          <table:table-cell office:value-type="float" office:value="0.25" table:style-name="ce8">
            <text:p>0.25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7" table:style-name="ce8">
            <text:p>617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Galletas Amor Mediana<text:s/></text:p>
          </table:table-cell>
          <table:table-cell office:value-type="float" office:value="1" table:style-name="ce8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8" table:style-name="ce8">
            <text:p>618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Galletas De Coco</text:p>
          </table:table-cell>
          <table:table-cell office:value-type="float" office:value="0.2" table:style-name="ce8">
            <text:p>0.2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19" table:style-name="ce8">
            <text:p>619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Huevos<text:s/></text:p>
          </table:table-cell>
          <table:table-cell office:value-type="float" office:value="1" table:style-name="ce8">
            <text:p>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20" table:style-name="ce8">
            <text:p>620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Fosforos<text:s/></text:p>
          </table:table-cell>
          <table:table-cell office:value-type="float" office:value="0.1" table:style-name="ce8">
            <text:p>0.1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style-name="ro1">
          <table:table-cell office:value-type="float" office:value="621" table:style-name="ce8">
            <text:p>621</text:p>
          </table:table-cell>
          <table:table-cell office:value-type="string" table:style-name="ce8">
            <text:p>Otros<text:s/></text:p>
          </table:table-cell>
          <table:table-cell office:value-type="string" table:style-name="ce8">
            <text:p>Cubeta De Huevos<text:s/></text:p>
          </table:table-cell>
          <table:table-cell office:value-type="float" office:value="2.7" table:style-name="ce8">
            <text:p>2.7</text:p>
          </table:table-cell>
          <table:table-cell office:value-type="string" table:style-name="ce12">
            <text:p>2019-05-07 18:03:50</text:p>
          </table:table-cell>
          <table:table-cell table:number-columns-repeated="16379"/>
        </table:table-row>
        <table:table-row table:number-rows-repeated="10484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Karla</meta:initial-creator>
    <dc:creator>Cardo</dc:creator>
    <meta:creation-date>2019-02-19T02:26:21Z</meta:creation-date>
    <dc:date>2019-05-08T00:05:18Z</dc:date>
  </office:meta>
</office:document-meta>
</file>